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9/04/2026 05:30:28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0155">
            <text:p>300155</text:p>
          </table:table-cell>
          <table:table-cell table:style-name="ce0" table:number-columns-spanned="4" table:number-rows-spanned="1" office:value-type="string" calcext:value-type="string">
            <text:p>34.619 - STECK INDUSTRIA ELETRICA LTDA</text:p>
          </table:table-cell>
          <table:covered-table-cell table:number-columns-repeated="3"/>
          <table:table-cell table:style-name="ce0" office:value-type="string" calcext:value-type="string">
            <text:p>60.35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7/01/2026</text:p>
          </table:table-cell>
          <table:table-cell table:style-name="ce0" office:value-type="string" calcext:value-type="string">
            <text:p>29/01/2026</text:p>
          </table:table-cell>
          <table:table-cell table:style-name="ce0" office:value-type="string" calcext:value-type="string">
            <text:p>26/02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6.21">
            <text:p>86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147">
            <text:p>0,015</text:p>
          </table:table-cell>
          <table:table-cell table:style-name="ce12N2" office:value-type="float" office:value="1.17">
            <text:p>1,1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9/01/2026</text:p>
          </table:table-cell>
          <table:table-cell table:style-name="ce12N2" office:value-type="float" office:value="27.26">
            <text:p>27,26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58.73">
            <text:p>58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05890658000300550030000603591859316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0446">
            <text:p>300446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3.1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9/01/2026</text:p>
          </table:table-cell>
          <table:table-cell table:style-name="ce0" office:value-type="string" calcext:value-type="string">
            <text:p>02/02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2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248556330001405500100007319815002377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6">
            <text:p>30519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59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93.13">
            <text:p>1809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988.85">
            <text:p>16988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8">
            <text:p>0,108</text:p>
          </table:table-cell>
          <table:table-cell table:style-name="ce12N2" office:value-type="float" office:value="0.45">
            <text:p>0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093,1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104.28">
            <text:p>1104,28</text:p>
          </table:table-cell>
          <table:table-cell table:style-name="ce12N2" office:value-type="float" office:value="16988.85">
            <text:p>16988,85</text:p>
          </table:table-cell>
          <table:table-cell table:style-name="ce12N2" office:value-type="float" office:value="1189.22">
            <text:p>118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59718773596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7">
            <text:p>305197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9.950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70.06">
            <text:p>2070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045.52">
            <text:p>2045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22892">
            <text:p>0,123</text:p>
          </table:table-cell>
          <table:table-cell table:style-name="ce12N2" office:value-type="float" office:value="16.63">
            <text:p>16,6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70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4.54">
            <text:p>24,54</text:p>
          </table:table-cell>
          <table:table-cell table:style-name="ce12N2" office:value-type="float" office:value="2045.52">
            <text:p>2045,52</text:p>
          </table:table-cell>
          <table:table-cell table:style-name="ce12N2" office:value-type="float" office:value="143.19">
            <text:p>14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995012479225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8">
            <text:p>305248</text:p>
          </table:table-cell>
          <table:table-cell table:style-name="ce0" table:number-columns-spanned="4" table:number-rows-spanned="1" office:value-type="string" calcext:value-type="string">
            <text:p>17.434 - SAINT-GOBAIN DO BRASIL PRODUTOS INDUSTRIAIS PARA CONST LTDA</text:p>
          </table:table-cell>
          <table:covered-table-cell table:number-columns-repeated="3"/>
          <table:table-cell table:style-name="ce0" office:value-type="string" calcext:value-type="string">
            <text:p>516.2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826.6">
            <text:p>482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">
            <text:p>20,00</text:p>
          </table:table-cell>
          <table:table-cell table:style-name="ce12N2" office:value-type="float" office:value="4687.5">
            <text:p>4687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62688">
            <text:p>0,363</text:p>
          </table:table-cell>
          <table:table-cell table:style-name="ce12N2" office:value-type="float" office:value="295.62">
            <text:p>295,6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826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39.1">
            <text:p>139,10</text:p>
          </table:table-cell>
          <table:table-cell table:style-name="ce12N2" office:value-type="float" office:value="4687.5">
            <text:p>4687,50</text:p>
          </table:table-cell>
          <table:table-cell table:style-name="ce12N2" office:value-type="float" office:value="198.3">
            <text:p>198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0648380165605500100051623917761966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30">
            <text:p>305430</text:p>
          </table:table-cell>
          <table:table-cell table:style-name="ce0" table:number-columns-spanned="4" table:number-rows-spanned="1" office:value-type="string" calcext:value-type="string">
            <text:p>727 - ALIANCA METALURGICA S.A</text:p>
          </table:table-cell>
          <table:covered-table-cell table:number-columns-repeated="3"/>
          <table:table-cell table:style-name="ce0" office:value-type="string" calcext:value-type="string">
            <text:p>56.911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97.87">
            <text:p>2797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727.2">
            <text:p>272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1.52">
            <text:p>21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97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4">
            <text:p>3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70.67">
            <text:p>70,67</text:p>
          </table:table-cell>
          <table:table-cell table:style-name="ce12N2" office:value-type="float" office:value="2727.2">
            <text:p>2727,20</text:p>
          </table:table-cell>
          <table:table-cell table:style-name="ce12N2" office:value-type="float" office:value="190.9">
            <text:p>190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1436320001075500200005691116315504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6">
            <text:p>30545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94.23">
            <text:p>59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577.99">
            <text:p>577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3025">
            <text:p>0,203</text:p>
          </table:table-cell>
          <table:table-cell table:style-name="ce12N2" office:value-type="float" office:value="8.45">
            <text:p>8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9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6.24">
            <text:p>16,24</text:p>
          </table:table-cell>
          <table:table-cell table:style-name="ce12N2" office:value-type="float" office:value="577.99">
            <text:p>577,99</text:p>
          </table:table-cell>
          <table:table-cell table:style-name="ce12N2" office:value-type="float" office:value="23.13">
            <text:p>2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517838055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8">
            <text:p>30545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55.28">
            <text:p>205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039.04">
            <text:p>2039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9097">
            <text:p>0,209</text:p>
          </table:table-cell>
          <table:table-cell table:style-name="ce12N2" office:value-type="float" office:value="10.88">
            <text:p>10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5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6.24">
            <text:p>16,24</text:p>
          </table:table-cell>
          <table:table-cell table:style-name="ce12N2" office:value-type="float" office:value="2039.04">
            <text:p>2039,04</text:p>
          </table:table-cell>
          <table:table-cell table:style-name="ce12N2" office:value-type="float" office:value="81.57">
            <text:p>81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711356348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9">
            <text:p>30545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43.26">
            <text:p>3043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861.31">
            <text:p>2861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4601">
            <text:p>0,246</text:p>
          </table:table-cell>
          <table:table-cell table:style-name="ce12N2" office:value-type="float" office:value="31.21">
            <text:p>31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43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1.95">
            <text:p>181,95</text:p>
          </table:table-cell>
          <table:table-cell table:style-name="ce12N2" office:value-type="float" office:value="2861.31">
            <text:p>2861,31</text:p>
          </table:table-cell>
          <table:table-cell table:style-name="ce12N2" office:value-type="float" office:value="114.45">
            <text:p>114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813615421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0">
            <text:p>30546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8.62">
            <text:p>53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525.77">
            <text:p>525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72267">
            <text:p>0,172</text:p>
          </table:table-cell>
          <table:table-cell table:style-name="ce12N2" office:value-type="float" office:value="7.33">
            <text:p>7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3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2.85">
            <text:p>12,85</text:p>
          </table:table-cell>
          <table:table-cell table:style-name="ce12N2" office:value-type="float" office:value="525.77">
            <text:p>525,77</text:p>
          </table:table-cell>
          <table:table-cell table:style-name="ce12N2" office:value-type="float" office:value="21.04">
            <text:p>21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911447839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1">
            <text:p>30546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011028759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7">
            <text:p>3054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413746135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8">
            <text:p>30546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518640544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9">
            <text:p>30546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617305496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8">
            <text:p>30547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314033898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9">
            <text:p>30547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7188344785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1">
            <text:p>30548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8.8">
            <text:p>138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30.34">
            <text:p>130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4644">
            <text:p>0,045</text:p>
          </table:table-cell>
          <table:table-cell table:style-name="ce12N2" office:value-type="float" office:value="2.05">
            <text:p>2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8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8.46">
            <text:p>8,46</text:p>
          </table:table-cell>
          <table:table-cell table:style-name="ce12N2" office:value-type="float" office:value="130.34">
            <text:p>130,34</text:p>
          </table:table-cell>
          <table:table-cell table:style-name="ce12N2" office:value-type="float" office:value="5.22">
            <text:p>5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913382543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2">
            <text:p>30548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819235574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7">
            <text:p>30555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34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36">
            <text:p>0,017</text:p>
          </table:table-cell>
          <table:table-cell table:style-name="ce12N2" office:value-type="float" office:value="1.95">
            <text:p>1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818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617.28">
            <text:p>617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34811245544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2">
            <text:p>30556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6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8.08">
            <text:p>5808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5636.94">
            <text:p>5636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27">
            <text:p>0,014</text:p>
          </table:table-cell>
          <table:table-cell table:style-name="ce12N2" office:value-type="float" office:value="9.09">
            <text:p>9,0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8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1.14">
            <text:p>171,14</text:p>
          </table:table-cell>
          <table:table-cell table:style-name="ce12N2" office:value-type="float" office:value="5636.94">
            <text:p>5636,94</text:p>
          </table:table-cell>
          <table:table-cell table:style-name="ce12N2" office:value-type="float" office:value="394.58">
            <text:p>394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65619699231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5">
            <text:p>30556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01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08">
            <text:p>0,019</text:p>
          </table:table-cell>
          <table:table-cell table:style-name="ce12N2" office:value-type="float" office:value="3.36">
            <text:p>3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77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460.43">
            <text:p>46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01110690338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1">
            <text:p>305601</text:p>
          </table:table-cell>
          <table:table-cell table:style-name="ce0" table:number-columns-spanned="4" table:number-rows-spanned="1" office:value-type="string" calcext:value-type="string">
            <text:p>13.356 - H. IMPORTS IMPORTACAO E EXPORTACAO EIRELI-EPP</text:p>
          </table:table-cell>
          <table:covered-table-cell table:number-columns-repeated="3"/>
          <table:table-cell table:style-name="ce0" office:value-type="string" calcext:value-type="string">
            <text:p>51.3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8.82">
            <text:p>1438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311">
            <text:p>131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8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27.82">
            <text:p>127,82</text:p>
          </table:table-cell>
          <table:table-cell table:style-name="ce12N2" office:value-type="float" office:value="1311">
            <text:p>1311,00</text:p>
          </table:table-cell>
          <table:table-cell table:style-name="ce12N2" office:value-type="float" office:value="52.44">
            <text:p>5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220913240001155500100005137314540804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2">
            <text:p>305602</text:p>
          </table:table-cell>
          <table:table-cell table:style-name="ce0" table:number-columns-spanned="4" table:number-rows-spanned="1" office:value-type="string" calcext:value-type="string">
            <text:p>34.228 - H. IMPORTS IMPORTACAO E EXPORTACAO LTDA</text:p>
          </table:table-cell>
          <table:covered-table-cell table:number-columns-repeated="3"/>
          <table:table-cell table:style-name="ce0" office:value-type="string" calcext:value-type="string">
            <text:p>6.37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4.54">
            <text:p>1434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07.1">
            <text:p>1307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4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0">
            <text:p>7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27.44">
            <text:p>127,44</text:p>
          </table:table-cell>
          <table:table-cell table:style-name="ce12N2" office:value-type="float" office:value="1307.1">
            <text:p>1307,10</text:p>
          </table:table-cell>
          <table:table-cell table:style-name="ce12N2" office:value-type="float" office:value="52.28">
            <text:p>52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209132400020455003000006378146415045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3">
            <text:p>305603</text:p>
          </table:table-cell>
          <table:table-cell table:style-name="ce0" table:number-columns-spanned="4" table:number-rows-spanned="1" office:value-type="string" calcext:value-type="string">
            <text:p>34.228 - H. IMPORTS IMPORTACAO E EXPORTACAO LTDA</text:p>
          </table:table-cell>
          <table:covered-table-cell table:number-columns-repeated="3"/>
          <table:table-cell table:style-name="ce0" office:value-type="string" calcext:value-type="string">
            <text:p>6.382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33.85">
            <text:p>5333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860">
            <text:p>486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33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473.85">
            <text:p>473,85</text:p>
          </table:table-cell>
          <table:table-cell table:style-name="ce12N2" office:value-type="float" office:value="4860">
            <text:p>4860,00</text:p>
          </table:table-cell>
          <table:table-cell table:style-name="ce12N2" office:value-type="float" office:value="194.4">
            <text:p>194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2091324000204550030000063821455494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5">
            <text:p>305605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6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587.05">
            <text:p>2958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">
            <text:p>27,00</text:p>
          </table:table-cell>
          <table:table-cell table:style-name="ce12N2" office:value-type="float" office:value="27791.1">
            <text:p>27791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752">
            <text:p>0,375</text:p>
          </table:table-cell>
          <table:table-cell table:style-name="ce12N2" office:value-type="float" office:value="181.97">
            <text:p>181,9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.587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95.95">
            <text:p>1795,95</text:p>
          </table:table-cell>
          <table:table-cell table:style-name="ce12N2" office:value-type="float" office:value="27791.1">
            <text:p>27791,10</text:p>
          </table:table-cell>
          <table:table-cell table:style-name="ce12N2" office:value-type="float" office:value="1911.66">
            <text:p>1911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69138423145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6">
            <text:p>305606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7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2.06">
            <text:p>472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57.2">
            <text:p>45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4">
            <text:p>0,001</text:p>
          </table:table-cell>
          <table:table-cell table:style-name="ce12N2" office:value-type="float" office:value="1.28">
            <text:p>1,2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72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4.86">
            <text:p>14,86</text:p>
          </table:table-cell>
          <table:table-cell table:style-name="ce12N2" office:value-type="float" office:value="457.2">
            <text:p>457,20</text:p>
          </table:table-cell>
          <table:table-cell table:style-name="ce12N2" office:value-type="float" office:value="18.29">
            <text:p>18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7917447413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4">
            <text:p>305624</text:p>
          </table:table-cell>
          <table:table-cell table:style-name="ce0" table:number-columns-spanned="4" table:number-rows-spanned="1" office:value-type="string" calcext:value-type="string">
            <text:p>33.065 - LUXMUNDO COMERCIO IMPORTACAO EXPORTACAO</text:p>
          </table:table-cell>
          <table:covered-table-cell table:number-columns-repeated="3"/>
          <table:table-cell table:style-name="ce0" office:value-type="string" calcext:value-type="string">
            <text:p>66.5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4.52">
            <text:p>164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9.9">
            <text:p>149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4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">
            <text:p>1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4.62">
            <text:p>14,62</text:p>
          </table:table-cell>
          <table:table-cell table:style-name="ce12N2" office:value-type="float" office:value="149.9">
            <text:p>149,90</text:p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4292449000002475500100006652711431384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8">
            <text:p>30568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42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984">
            <text:p>0,050</text:p>
          </table:table-cell>
          <table:table-cell table:style-name="ce12N2" office:value-type="float" office:value="11.4">
            <text:p>11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02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561.4">
            <text:p>561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42318167494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9">
            <text:p>3056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28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0452">
            <text:p>0,020</text:p>
          </table:table-cell>
          <table:table-cell table:style-name="ce12N2" office:value-type="float" office:value="4.67">
            <text:p>4,6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08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133.62">
            <text:p>133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28418445027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0">
            <text:p>305690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63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5.45">
            <text:p>315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4.3">
            <text:p>274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5,4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41.15">
            <text:p>41,15</text:p>
          </table:table-cell>
          <table:table-cell table:style-name="ce12N2" office:value-type="float" office:value="274.3">
            <text:p>274,30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63211509165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0">
            <text:p>30570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1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17">
            <text:p>0,022</text:p>
          </table:table-cell>
          <table:table-cell table:style-name="ce12N2" office:value-type="float" office:value="2.44">
            <text:p>2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02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771.6">
            <text:p>77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1318972095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4">
            <text:p>30570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95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9892">
            <text:p>0,010</text:p>
          </table:table-cell>
          <table:table-cell table:style-name="ce12N2" office:value-type="float" office:value="3.5">
            <text:p>3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1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406.08">
            <text:p>406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95010935640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1">
            <text:p>305711</text:p>
          </table:table-cell>
          <table:table-cell table:style-name="ce0" table:number-columns-spanned="4" table:number-rows-spanned="1" office:value-type="string" calcext:value-type="string">
            <text:p>21.134 - NISSILIGHT COMERCIAL DE MATERIAIS ELETRICOS LTDA</text:p>
          </table:table-cell>
          <table:covered-table-cell table:number-columns-repeated="3"/>
          <table:table-cell table:style-name="ce0" office:value-type="string" calcext:value-type="string">
            <text:p>110.563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508.11">
            <text:p>18508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16844">
            <text:p>1684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32">
            <text:p>0,013</text:p>
          </table:table-cell>
          <table:table-cell table:style-name="ce12N2" office:value-type="float" office:value="16.15">
            <text:p>16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508,1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0.95">
            <text:p>70,95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1664.11">
            <text:p>1664,11</text:p>
          </table:table-cell>
          <table:table-cell table:style-name="ce12N2" office:value-type="float" office:value="16844">
            <text:p>16844,00</text:p>
          </table:table-cell>
          <table:table-cell table:style-name="ce12N2" office:value-type="float" office:value="673.76">
            <text:p>673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56353460001405500200011056315057216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6">
            <text:p>305716</text:p>
          </table:table-cell>
          <table:table-cell table:style-name="ce0" table:number-columns-spanned="4" table:number-rows-spanned="1" office:value-type="string" calcext:value-type="string">
            <text:p>736 - BEMFIXA INDUSTRIAL LTDA</text:p>
          </table:table-cell>
          <table:covered-table-cell table:number-columns-repeated="3"/>
          <table:table-cell table:style-name="ce0" office:value-type="string" calcext:value-type="string">
            <text:p>210.28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63.18">
            <text:p>22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184.42">
            <text:p>2184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98">
            <text:p>0,002</text:p>
          </table:table-cell>
          <table:table-cell table:style-name="ce12N2" office:value-type="float" office:value="2.04">
            <text:p>2,0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63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78.76">
            <text:p>78,76</text:p>
          </table:table-cell>
          <table:table-cell table:style-name="ce12N2" office:value-type="float" office:value="2184.42">
            <text:p>2184,42</text:p>
          </table:table-cell>
          <table:table-cell table:style-name="ce12N2" office:value-type="float" office:value="152.91">
            <text:p>152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8019730001145500100021028215793436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7">
            <text:p>30572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2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072">
            <text:p>0,003</text:p>
          </table:table-cell>
          <table:table-cell table:style-name="ce12N2" office:value-type="float" office:value="1.07">
            <text:p>1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08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35.59">
            <text:p>35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25610627152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9">
            <text:p>305749</text:p>
          </table:table-cell>
          <table:table-cell table:style-name="ce0" table:number-columns-spanned="4" table:number-rows-spanned="1" office:value-type="string" calcext:value-type="string">
            <text:p>21.134 - NISSILIGHT COMERCIAL DE MATERIAIS ELETRICOS LTDA</text:p>
          </table:table-cell>
          <table:covered-table-cell table:number-columns-repeated="3"/>
          <table:table-cell table:style-name="ce0" office:value-type="string" calcext:value-type="string">
            <text:p>110.638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82.48">
            <text:p>10582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0023.4">
            <text:p>10023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82">
            <text:p>0,068</text:p>
          </table:table-cell>
          <table:table-cell table:style-name="ce12N2" office:value-type="float" office:value="49.1">
            <text:p>49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582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2.62">
            <text:p>72,62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559.08">
            <text:p>559,08</text:p>
          </table:table-cell>
          <table:table-cell table:style-name="ce12N2" office:value-type="float" office:value="10023.4">
            <text:p>10023,40</text:p>
          </table:table-cell>
          <table:table-cell table:style-name="ce12N2" office:value-type="float" office:value="400.94">
            <text:p>400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56353460001405500200011063812822180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2">
            <text:p>305782</text:p>
          </table:table-cell>
          <table:table-cell table:style-name="ce0" table:number-columns-spanned="4" table:number-rows-spanned="1" office:value-type="string" calcext:value-type="string">
            <text:p>24.582 - GRUPO MARMO E HIME COMERCIO, IMPORTACAO E EXPORTACAO LTDA</text:p>
          </table:table-cell>
          <table:covered-table-cell table:number-columns-repeated="3"/>
          <table:table-cell table:style-name="ce0" office:value-type="string" calcext:value-type="string">
            <text:p>39.1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727.81">
            <text:p>9727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8735.3">
            <text:p>8735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103.75">
            <text:p>103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727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5">
            <text:p>7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992.51">
            <text:p>992,51</text:p>
          </table:table-cell>
          <table:table-cell table:style-name="ce12N2" office:value-type="float" office:value="8735.3">
            <text:p>8735,30</text:p>
          </table:table-cell>
          <table:table-cell table:style-name="ce12N2" office:value-type="float" office:value="349.42">
            <text:p>349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05870170002855500100003916911098511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9">
            <text:p>305789</text:p>
          </table:table-cell>
          <table:table-cell table:style-name="ce0" table:number-columns-spanned="4" table:number-rows-spanned="1" office:value-type="string" calcext:value-type="string">
            <text:p>4.474 - ILUMI INDUSTRIA E COMERCIO LTDA</text:p>
          </table:table-cell>
          <table:covered-table-cell table:number-columns-repeated="3"/>
          <table:table-cell table:style-name="ce0" office:value-type="string" calcext:value-type="string">
            <text:p>429.259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535.46">
            <text:p>19535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">
            <text:p>35,00</text:p>
          </table:table-cell>
          <table:table-cell table:style-name="ce12N2" office:value-type="float" office:value="17883.94">
            <text:p>17883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71.75">
            <text:p>71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.535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3.64">
            <text:p>53,64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651.52">
            <text:p>1651,52</text:p>
          </table:table-cell>
          <table:table-cell table:style-name="ce12N2" office:value-type="float" office:value="17883.94">
            <text:p>17883,94</text:p>
          </table:table-cell>
          <table:table-cell table:style-name="ce12N2" office:value-type="float" office:value="1251.88">
            <text:p>1251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667.52">
            <text:p>667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405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15/04/2026</text:p>
          </table:table-cell>
          <table:table-cell table:style-name="ce12" office:value-type="string" calcext:value-type="string">
            <text:p>667,52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35260404081167000185550000004292591357278494</text:p>
          </table:table-cell>
          <table:table-cell table:style-name="ce0" office:value-type="string" calcext:value-type="string">
            <text:p>35260411389565000200570050003974051000835508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1">
            <text:p>305791</text:p>
          </table:table-cell>
          <table:table-cell table:style-name="ce0" table:number-columns-spanned="4" table:number-rows-spanned="1" office:value-type="string" calcext:value-type="string">
            <text:p>38.264 - ATLAS GLOBAL COMERCIAL LTDA.</text:p>
          </table:table-cell>
          <table:covered-table-cell table:number-columns-repeated="3"/>
          <table:table-cell table:style-name="ce0" office:value-type="string" calcext:value-type="string">
            <text:p>1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73.12">
            <text:p>8073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713.42">
            <text:p>7713,42</text:p>
          </table:table-cell>
          <table:table-cell table:style-name="ce12N2" office:value-type="float" office:value="159.9">
            <text:p>159,9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199.8">
            <text:p>199,80</text:p>
          </table:table-cell>
          <table:table-cell table:style-name="ce12" office:value-type="string" calcext:value-type="string">
            <text:p>8.073,1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713.42">
            <text:p>7713,42</text:p>
          </table:table-cell>
          <table:table-cell table:style-name="ce12N2" office:value-type="float" office:value="104.9">
            <text:p>104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629393790001575500100000011516032025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03">
            <text:p>30580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73.53">
            <text:p>873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73.53">
            <text:p>873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84">
            <text:p>0,001</text:p>
          </table:table-cell>
          <table:table-cell table:style-name="ce12N2" office:value-type="float" office:value="1.75">
            <text:p>1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73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73.53">
            <text:p>873,53</text:p>
          </table:table-cell>
          <table:table-cell table:style-name="ce12N2" office:value-type="float" office:value="61.15">
            <text:p>61,1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07155249981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0">
            <text:p>30582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3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75.28">
            <text:p>177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75.28">
            <text:p>1775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548">
            <text:p>0,006</text:p>
          </table:table-cell>
          <table:table-cell table:style-name="ce12N2" office:value-type="float" office:value="1.02">
            <text:p>1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7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75.28">
            <text:p>1775,28</text:p>
          </table:table-cell>
          <table:table-cell table:style-name="ce12N2" office:value-type="float" office:value="124.27">
            <text:p>124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3319294814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3">
            <text:p>30582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2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2.22">
            <text:p>1802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02.22">
            <text:p>1802,2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001">
            <text:p>0,008</text:p>
          </table:table-cell>
          <table:table-cell table:style-name="ce12N2" office:value-type="float" office:value="3.1">
            <text:p>3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02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02.22">
            <text:p>1802,22</text:p>
          </table:table-cell>
          <table:table-cell table:style-name="ce12N2" office:value-type="float" office:value="126.16">
            <text:p>12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2211294236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8">
            <text:p>30582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41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28.48">
            <text:p>2928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28.48">
            <text:p>2928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53">
            <text:p>1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28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28.48">
            <text:p>2928,48</text:p>
          </table:table-cell>
          <table:table-cell table:style-name="ce12N2" office:value-type="float" office:value="204.99">
            <text:p>204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41014401809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33">
            <text:p>30583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12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015.38">
            <text:p>43015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">
            <text:p>13,00</text:p>
          </table:table-cell>
          <table:table-cell table:style-name="ce12N2" office:value-type="float" office:value="41146.7">
            <text:p>41146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4217">
            <text:p>0,164</text:p>
          </table:table-cell>
          <table:table-cell table:style-name="ce12N2" office:value-type="float" office:value="74.73">
            <text:p>74,7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3.015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868.68">
            <text:p>1868,68</text:p>
          </table:table-cell>
          <table:table-cell table:style-name="ce12N2" office:value-type="float" office:value="41146.7">
            <text:p>41146,70</text:p>
          </table:table-cell>
          <table:table-cell table:style-name="ce12N2" office:value-type="float" office:value="2880.29">
            <text:p>2880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12913900921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1">
            <text:p>305861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85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87.4">
            <text:p>4487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87.4">
            <text:p>4487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424">
            <text:p>0,204</text:p>
          </table:table-cell>
          <table:table-cell table:style-name="ce12N2" office:value-type="float" office:value="81">
            <text:p>81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487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87.4">
            <text:p>4487,40</text:p>
          </table:table-cell>
          <table:table-cell table:style-name="ce12N2" office:value-type="float" office:value="179.5">
            <text:p>179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85418274981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4">
            <text:p>305864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82.390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3.36">
            <text:p>1593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93.36">
            <text:p>1593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5336">
            <text:p>0,105</text:p>
          </table:table-cell>
          <table:table-cell table:style-name="ce12N2" office:value-type="float" office:value="14.26">
            <text:p>14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93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93.36">
            <text:p>1593,36</text:p>
          </table:table-cell>
          <table:table-cell table:style-name="ce12N2" office:value-type="float" office:value="63.73">
            <text:p>6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8239012256254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5">
            <text:p>305865</text:p>
          </table:table-cell>
          <table:table-cell table:style-name="ce0" table:number-columns-spanned="4" table:number-rows-spanned="1" office:value-type="string" calcext:value-type="string">
            <text:p>7.808 - ABCC -REJUNTABRAS INDUSTRIA E COMERCIO LTDA</text:p>
          </table:table-cell>
          <table:covered-table-cell table:number-columns-repeated="3"/>
          <table:table-cell table:style-name="ce0" office:value-type="string" calcext:value-type="string">
            <text:p>96.5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88.62">
            <text:p>78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88.62">
            <text:p>788,6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58">
            <text:p>0,258</text:p>
          </table:table-cell>
          <table:table-cell table:style-name="ce12N2" office:value-type="float" office:value="43">
            <text:p>4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8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">
            <text:p>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88.62">
            <text:p>788,62</text:p>
          </table:table-cell>
          <table:table-cell table:style-name="ce12N2" office:value-type="float" office:value="55.2">
            <text:p>55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45422380001785500100009653310009633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6">
            <text:p>305866</text:p>
          </table:table-cell>
          <table:table-cell table:style-name="ce0" table:number-columns-spanned="4" table:number-rows-spanned="1" office:value-type="string" calcext:value-type="string">
            <text:p>33.065 - LUXMUNDO COMERCIO IMPORTACAO EXPORTACAO</text:p>
          </table:table-cell>
          <table:covered-table-cell table:number-columns-repeated="3"/>
          <table:table-cell table:style-name="ce0" office:value-type="string" calcext:value-type="string">
            <text:p>66.7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68.87">
            <text:p>4268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805.45">
            <text:p>380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268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2.96">
            <text:p>52,96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463.42">
            <text:p>463,42</text:p>
          </table:table-cell>
          <table:table-cell table:style-name="ce12N2" office:value-type="float" office:value="3805.45">
            <text:p>3805,45</text:p>
          </table:table-cell>
          <table:table-cell table:style-name="ce12N2" office:value-type="float" office:value="152.22">
            <text:p>152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4292449000002475500100006674811691095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08">
            <text:p>30590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1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19122809994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09">
            <text:p>305909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62.853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2.34">
            <text:p>1802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02.34">
            <text:p>1802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21741">
            <text:p>0,322</text:p>
          </table:table-cell>
          <table:table-cell table:style-name="ce12N2" office:value-type="float" office:value="221.4">
            <text:p>221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02,3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02.34">
            <text:p>1802,34</text:p>
          </table:table-cell>
          <table:table-cell table:style-name="ce12N2" office:value-type="float" office:value="126.16">
            <text:p>12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6285316442915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2">
            <text:p>305912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62.849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.24">
            <text:p>180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0.24">
            <text:p>180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14.1">
            <text:p>14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0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0.24">
            <text:p>180,24</text:p>
          </table:table-cell>
          <table:table-cell table:style-name="ce12N2" office:value-type="float" office:value="12.62">
            <text:p>12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6284916993962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6">
            <text:p>30592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313205233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8">
            <text:p>30592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415425760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0">
            <text:p>30593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519129137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1">
            <text:p>30594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115366248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3">
            <text:p>30594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311531934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4">
            <text:p>30594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410689356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5">
            <text:p>30594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5143687570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6">
            <text:p>30594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611713616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0">
            <text:p>30595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4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4119310678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1">
            <text:p>30595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4018576831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2">
            <text:p>30595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4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4217995022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9">
            <text:p>30595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816601445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1">
            <text:p>30596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913875308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3">
            <text:p>30596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012166513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5">
            <text:p>30596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212872249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7">
            <text:p>3059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413542757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8">
            <text:p>30596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610155685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9">
            <text:p>30596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511086464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0">
            <text:p>30597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51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51814465461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7">
            <text:p>30597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4.56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6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57.39">
            <text:p>557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57.39">
            <text:p>557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136">
            <text:p>0,005</text:p>
          </table:table-cell>
          <table:table-cell table:style-name="ce12N2" office:value-type="float" office:value="1.07">
            <text:p>1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57,3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57.39">
            <text:p>557,39</text:p>
          </table:table-cell>
          <table:table-cell table:style-name="ce12N2" office:value-type="float" office:value="39.02">
            <text:p>3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456614501061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9">
            <text:p>305979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7.41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5.86">
            <text:p>223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094.8">
            <text:p>2094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6">
            <text:p>0,014</text:p>
          </table:table-cell>
          <table:table-cell table:style-name="ce12N2" office:value-type="float" office:value="2.44">
            <text:p>2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35,8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41.06">
            <text:p>141,06</text:p>
          </table:table-cell>
          <table:table-cell table:style-name="ce12N2" office:value-type="float" office:value="2094.8">
            <text:p>2094,80</text:p>
          </table:table-cell>
          <table:table-cell table:style-name="ce12N2" office:value-type="float" office:value="146.64">
            <text:p>14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741319687349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99">
            <text:p>30599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3.37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0.23">
            <text:p>1430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42.94">
            <text:p>1342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0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87.29">
            <text:p>87,29</text:p>
          </table:table-cell>
          <table:table-cell table:style-name="ce12N2" office:value-type="float" office:value="1342.94">
            <text:p>1342,94</text:p>
          </table:table-cell>
          <table:table-cell table:style-name="ce12N2" office:value-type="float" office:value="94.01">
            <text:p>94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337917258517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02">
            <text:p>30600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3.94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65.63">
            <text:p>266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02.94">
            <text:p>2502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908">
            <text:p>0,028</text:p>
          </table:table-cell>
          <table:table-cell table:style-name="ce12N2" office:value-type="float" office:value="3.56">
            <text:p>3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665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162.69">
            <text:p>162,69</text:p>
          </table:table-cell>
          <table:table-cell table:style-name="ce12N2" office:value-type="float" office:value="2502.94">
            <text:p>2502,94</text:p>
          </table:table-cell>
          <table:table-cell table:style-name="ce12N2" office:value-type="float" office:value="175.21">
            <text:p>175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3949115516335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47">
            <text:p>30604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7.08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21.1">
            <text:p>1021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21.1">
            <text:p>1021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608">
            <text:p>0,011</text:p>
          </table:table-cell>
          <table:table-cell table:style-name="ce12N2" office:value-type="float" office:value="2.67">
            <text:p>2,6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21,1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21.1">
            <text:p>1021,10</text:p>
          </table:table-cell>
          <table:table-cell table:style-name="ce12N2" office:value-type="float" office:value="40.84">
            <text:p>40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708318482026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49">
            <text:p>306049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7.35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0.21">
            <text:p>3660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545">
            <text:p>354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5">
            <text:p>0,011</text:p>
          </table:table-cell>
          <table:table-cell table:style-name="ce12N2" office:value-type="float" office:value="16">
            <text:p>1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660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115.21">
            <text:p>115,21</text:p>
          </table:table-cell>
          <table:table-cell table:style-name="ce12N2" office:value-type="float" office:value="3545">
            <text:p>3545,00</text:p>
          </table:table-cell>
          <table:table-cell table:style-name="ce12N2" office:value-type="float" office:value="141.8">
            <text:p>141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735817225638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50">
            <text:p>306050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7.40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151.64">
            <text:p>4151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3993.25">
            <text:p>3993,2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02">
            <text:p>0,010</text:p>
          </table:table-cell>
          <table:table-cell table:style-name="ce12N2" office:value-type="float" office:value="18.95">
            <text:p>18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151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158.39">
            <text:p>158,39</text:p>
          </table:table-cell>
          <table:table-cell table:style-name="ce12N2" office:value-type="float" office:value="3993.25">
            <text:p>3993,25</text:p>
          </table:table-cell>
          <table:table-cell table:style-name="ce12N2" office:value-type="float" office:value="175.78">
            <text:p>175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740912251845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60">
            <text:p>306060</text:p>
          </table:table-cell>
          <table:table-cell table:style-name="ce0" table:number-columns-spanned="4" table:number-rows-spanned="1" office:value-type="string" calcext:value-type="string">
            <text:p>20.282 - LOTUS COMERCIAL DE FERRAGENS E FERRAMENTAS LTDA</text:p>
          </table:table-cell>
          <table:covered-table-cell table:number-columns-repeated="3"/>
          <table:table-cell table:style-name="ce0" office:value-type="string" calcext:value-type="string">
            <text:p>404.19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28.44">
            <text:p>4228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4152.95">
            <text:p>4152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08.9">
            <text:p>208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228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75.49">
            <text:p>75,49</text:p>
          </table:table-cell>
          <table:table-cell table:style-name="ce12N2" office:value-type="float" office:value="4152.95">
            <text:p>4152,95</text:p>
          </table:table-cell>
          <table:table-cell table:style-name="ce12N2" office:value-type="float" office:value="284.08">
            <text:p>284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22604096425660001915500100040419310731661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56">
            <text:p>306156</text:p>
          </table:table-cell>
          <table:table-cell table:style-name="ce0" table:number-columns-spanned="4" table:number-rows-spanned="1" office:value-type="string" calcext:value-type="string">
            <text:p>750 - COPLAS INDUSTRIA DE PLASTICOS LTDA</text:p>
          </table:table-cell>
          <table:covered-table-cell table:number-columns-repeated="3"/>
          <table:table-cell table:style-name="ce0" office:value-type="string" calcext:value-type="string">
            <text:p>199.48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33.03">
            <text:p>2733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647">
            <text:p>2647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135">
            <text:p>0,000</text:p>
          </table:table-cell>
          <table:table-cell table:style-name="ce12N2" office:value-type="float" office:value="500">
            <text:p>5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33,0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86.03">
            <text:p>86,03</text:p>
          </table:table-cell>
          <table:table-cell table:style-name="ce12N2" office:value-type="float" office:value="2647">
            <text:p>2647,00</text:p>
          </table:table-cell>
          <table:table-cell table:style-name="ce12N2" office:value-type="float" office:value="185.29">
            <text:p>185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77187260001355500100019948911591425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60">
            <text:p>306160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82.714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6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4810.62">
            <text:p>84810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0">
            <text:p>60,00</text:p>
          </table:table-cell>
          <table:table-cell table:style-name="ce12N2" office:value-type="float" office:value="83193.37">
            <text:p>83193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8.867016">
            <text:p>8,867</text:p>
          </table:table-cell>
          <table:table-cell table:style-name="ce12N2" office:value-type="float" office:value="1910.81">
            <text:p>1910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4.810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1617.25">
            <text:p>1617,25</text:p>
          </table:table-cell>
          <table:table-cell table:style-name="ce12N2" office:value-type="float" office:value="83193.37">
            <text:p>83193,37</text:p>
          </table:table-cell>
          <table:table-cell table:style-name="ce12N2" office:value-type="float" office:value="5525.86">
            <text:p>552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8271413791677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84">
            <text:p>306184</text:p>
          </table:table-cell>
          <table:table-cell table:style-name="ce0" table:number-columns-spanned="4" table:number-rows-spanned="1" office:value-type="string" calcext:value-type="string">
            <text:p>30.445 - PERFIS VISCARDI LTDA</text:p>
          </table:table-cell>
          <table:covered-table-cell table:number-columns-repeated="3"/>
          <table:table-cell table:style-name="ce0" office:value-type="string" calcext:value-type="string">
            <text:p>9.9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715.28">
            <text:p>43715,28</text:p>
          </table:table-cell>
          <table:table-cell table:style-name="ce12N2" office:value-type="float" office:value="2236.39">
            <text:p>2236,39</text:p>
          </table:table-cell>
          <table:table-cell table:style-name="ce12N2" office:value-type="float" office:value="12">
            <text:p>12,00</text:p>
          </table:table-cell>
          <table:table-cell table:style-name="ce12N2" office:value-type="float" office:value="44727.8">
            <text:p>44727,80</text:p>
          </table:table-cell>
          <table:table-cell table:style-name="ce12N2" office:value-type="float" office:value="635">
            <text:p>635,00</text:p>
          </table:table-cell>
          <table:table-cell table:style-name="ce12N3" office:value-type="float" office:value="0.02844">
            <text:p>0,028</text:p>
          </table:table-cell>
          <table:table-cell table:style-name="ce12N2" office:value-type="float" office:value="67.83">
            <text:p>67,8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3.71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588.87">
            <text:p>588,87</text:p>
          </table:table-cell>
          <table:table-cell table:style-name="ce12N2" office:value-type="float" office:value="43126.41">
            <text:p>43126,41</text:p>
          </table:table-cell>
          <table:table-cell table:style-name="ce12N2" office:value-type="float" office:value="2687.18">
            <text:p>2687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45707420003295500100000999016971306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81">
            <text:p>81,00</text:p>
          </table:table-cell>
          <table:table-cell table:style-name="ce26N2" office:value-type="float" office:value="2236.39">
            <text:p>2236,39</text:p>
          </table:table-cell>
          <table:table-cell table:style-name="ce26N2" office:value-type="float" office:value="794.9">
            <text:p>794,90</text:p>
          </table:table-cell>
          <table:table-cell table:style-name="ce26N2" office:value-type="float" office:value="199.8">
            <text:p>199,80</text:p>
          </table:table-cell>
          <table:table-cell table:style-name="ce26N2" office:value-type="float" office:value="15052.87">
            <text:p>15052,87</text:p>
          </table:table-cell>
          <table:table-cell table:style-name="ce26N2" office:value-type="float" office:value="396408.07">
            <text:p>396408,07</text:p>
          </table:table-cell>
          <table:table-cell table:style-name="ce26N2" office:value-type="float" office:value="24308.2">
            <text:p>24308,2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667.52">
            <text:p>667,52</text:p>
          </table:table-cell>
          <table:table-cell table:style-name="ce26N2" office:value-type="float" office:value="411820.64">
            <text:p>411820,6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2.380659">
            <text:p>12,381</text:p>
          </table:table-cell>
          <table:table-cell table:style-name="ce26N2" office:value-type="float" office:value="398009.46">
            <text:p>398009,46</text:p>
          </table:table-cell>
          <table:table-cell table:style-name="ce26N2" office:value-type="float" office:value="411820.64">
            <text:p>411820,6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4083.63">
            <text:p>4083,6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0.56">
            <text:p>40,5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AC COELH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72" meta:object-count="0"/>
    <meta:generator>LibreOffice/4.3.0.4$Windows_x86 LibreOffice_project/62ad5818884a2fc2e5780dd45466868d41009ec0</meta:generator>
  </office:meta>
</office:document-meta>
</file>